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513cm" fo:min-width="1.03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color="#000000" draw:fill="solid" draw:fill-color="#dddddd" draw:auto-grow-height="true" draw:auto-grow-width="false" fo:max-height="0cm" fo:min-height="4.35cm"/>
    </style:style>
    <style:style style:name="gr5" style:family="graphic" style:parent-style-name="standard">
      <style:graphic-properties draw:stroke="solid" svg:stroke-color="#000000" draw:fill="solid" draw:fill-color="#dddddd" draw:auto-grow-height="true" draw:auto-grow-width="false" fo:max-height="0cm" fo:min-height="6.811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 style:list-style-name="L2">
      <style:graphic-properties draw:fill-color="#ffffff" fo:min-height="15.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  <style:text-properties fo:font-size="32p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style:font-name="Courier New" fo:font-size="16pt" style:font-size-asian="16pt" style:font-size-complex="16pt"/>
    </style:style>
    <style:style style:name="P7" style:family="paragraph">
      <loext:graphic-properties draw:fill="solid" draw:fill-color="#dddddd"/>
      <style:text-properties style:font-name="Courier New"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Courier New" fo:font-size="16pt" style:font-size-asian="16pt" style:font-size-complex="16pt"/>
    </style:style>
    <style:style style:name="T6" style:family="text">
      <style:text-properties style:font-name="Courier New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ourier New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Easy bash script execution monitoring</text:p>
          </draw:text-box>
        </draw:frame>
        <draw:frame presentation:style-name="pr2" draw:text-style-name="P2" draw:layer="layout" svg:width="25.199cm" svg:height="15.2cm" svg:x="1.4cm" svg:y="4.8cm" presentation:class="subtitle" presentation:user-transformed="true">
          <draw:text-box>
            <text:list text:style-name="L2">
              <text:list-item>
                <text:p text:style-name="P1"><text:span text:style-name="T1">Common requirements</text:span></text:p>
                <text:list>
                  <text:list-header>
                    <text:p text:style-name="P1"><text:span text:style-name="T2">Everything important should be monitored, even bash scripts results (need to know if it run fine, if it failed, or if it did not run)</text:span></text:p>
                  </text:list-header>
                </text:list>
              </text:list-item>
              <text:list-item>
                <text:p text:style-name="P1"><text:span text:style-name="T1">Observations</text:span></text:p>
                <text:list>
                  <text:list-header>
                    <text:p text:style-name="P1"><text:span text:style-name="T2">Usually, bash scripts results are sent via emails</text:span></text:p>
                  </text:list-header>
                </text:list>
              </text:list-item>
              <text:list-item>
                <text:p text:style-name="P1"><text:span text:style-name="T1">Problems</text:span></text:p>
                <text:list>
                  <text:list-item>
                    <text:list>
                      <text:list-item>
                        <text:p text:style-name="P1"><text:span text:style-name="T2">Difficult to process all theses emails</text:span></text:p>
                      </text:list-item>
                      <text:list-item>
                        <text:p text:style-name="P1"><text:span text:style-name="T2">Difficult to handle all errors</text:span></text:p>
                      </text:list-item>
                      <text:list-item>
                        <text:p text:style-name="P1"><text:span text:style-name="T2">Difficult to rewrite all scripts to integrate centralized monitoring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Possible solution : use bash_script_monitoring library</text:span></text:p>
                <text:list>
                  <text:list-item>
                    <text:list>
                      <text:list-item>
                        <text:p text:style-name="P1"><text:span text:style-name="T2">Only 3 lines to add to existing scripts</text:span></text:p>
                      </text:list-item>
                      <text:list-item>
                        <text:p text:style-name="P1"><text:span text:style-name="T2">Easy integration with monitoring tool (zabbix for the moment)</text:span></text:p>
                      </text:list-item>
                      <text:list-item>
                        <text:p text:style-name="P1"><text:span text:style-name="T2">All unpredictable errors trapped (common errors should already be handled scripts, but it is not mandatory)</text:span></text:p>
                      </text:list-item>
                      <text:list-item>
                        <text:p text:style-name="P1"><text:span text:style-name="T2">If script does not run, alert is triggered (zabbix featur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.538cm" svg:height="0.763cm" svg:x="26.361cm" svg:y="20.1cm">
          <draw:text-box>
            <text:p><text:span text:style-name="T3"><text:page-number>&lt;numéro&gt;</text:page-number></text:span><text:span text:style-name="T3">/2</text:span></text:p>
          </draw:text-box>
        </draw:frame>
        <draw:frame draw:style-name="gr2" draw:text-style-name="P3" draw:layer="layout" svg:width="14cm" svg:height="0.962cm" svg:x="8.2cm" svg:y="19.6cm">
          <draw:text-box>
            <text:p/>
          </draw:text-box>
        </draw:frame>
        <draw:frame draw:style-name="gr2" draw:text-style-name="P3" draw:layer="layout" svg:width="14.2cm" svg:height="0.725cm" svg:x="7.6cm" svg:y="20.1cm">
          <draw:text-box>
            <text:p><text:span text:style-name="T4">Luc Santeramo (</text:span><text:span text:style-name="T4"><text:a xlink:href="mailto:l.santeramo@brgm.fr" xlink:type="simple">l.santeramo@brgm.fr</text:a></text:span><text:span text:style-name="T4">) - Licence CC-BY-S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Easy bash script execution monitoring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4">
              <text:list-item>
                <text:p text:style-name="P5"><text:span text:style-name="T1">Script exemple : delete useless files on multiple hosts</text:span></text:p>
              </text:list-item>
            </text:list>
          </draw:text-box>
        </draw:frame>
        <draw:frame draw:style-name="gr1" draw:text-style-name="P3" draw:layer="layout" svg:width="1.538cm" svg:height="0.763cm" svg:x="26.362cm" svg:y="20.062cm">
          <draw:text-box>
            <text:p><text:span text:style-name="T3"><text:page-number>&lt;numéro&gt;</text:page-number></text:span><text:span text:style-name="T3">/2</text:span></text:p>
          </draw:text-box>
        </draw:frame>
        <draw:frame draw:style-name="gr2" draw:text-style-name="P3" draw:layer="layout" svg:width="14cm" svg:height="0.962cm" svg:x="8.201cm" svg:y="19.562cm">
          <draw:text-box>
            <text:p/>
          </draw:text-box>
        </draw:frame>
        <draw:frame draw:style-name="gr2" draw:text-style-name="P3" draw:layer="layout" svg:width="14.2cm" svg:height="0.725cm" svg:x="7.601cm" svg:y="20.062cm">
          <draw:text-box>
            <text:p><text:span text:style-name="T4">Luc Santeramo (</text:span><text:span text:style-name="T4"><text:a xlink:href="mailto:l.santeramo@brgm.fr" xlink:type="simple">l.santeramo@brgm.fr</text:a></text:span><text:span text:style-name="T4">) - Licence CC-BY-SA</text:span></text:p>
          </draw:text-box>
        </draw:frame>
        <draw:frame draw:style-name="gr4" draw:text-style-name="P7" draw:layer="layout" svg:width="13.8cm" svg:height="4.6cm" svg:x="1cm" svg:y="6.2cm">
          <draw:text-box>
            <text:p text:style-name="P6"><text:span text:style-name="T5"># !/bin/bash</text:span></text:p>
            <text:p text:style-name="P6"><text:span text:style-name="T5"># Original script</text:span></text:p>
            <text:p text:style-name="P6"><text:span text:style-name="T5">HOSTS="vmp1 vmp2 vmp3 vmp4"</text:span></text:p>
            <text:p text:style-name="P6"><text:span text:style-name="T5">for host in ${HOSTS}</text:span></text:p>
            <text:p text:style-name="P6"><text:span text:style-name="T5">do</text:span></text:p>
            <text:p text:style-name="P6"><text:span text:style-name="T5"><text:tab/></text:span><text:span text:style-name="T5">ssh root@${host} "rm /tmp/testfile"</text:span></text:p>
            <text:p text:style-name="P6"><text:span text:style-name="T5">done</text:span></text:p>
          </draw:text-box>
        </draw:frame>
        <draw:frame draw:style-name="gr5" draw:text-style-name="P7" draw:layer="layout" svg:width="25.599cm" svg:height="7.175cm" svg:x="1cm" svg:y="11.2cm">
          <draw:text-box>
            <text:p text:style-name="P6"><text:span text:style-name="T5"># !/bin/bash</text:span></text:p>
            <text:p text:style-name="P6"><text:span text:style-name="T5"># Monitored script</text:span></text:p>
            <text:p text:style-name="P6"><text:span text:style-name="T6">SCRIPTDIR="/usr/share/bash_script_monitoring" ; source ${SCRIPTDIR}/bash_script_monitoring.sh</text:span></text:p>
            <text:p text:style-name="P6"><text:span text:style-name="T6">trap 'error_check_trap -s -p $_' ERR ; set -o errtrace ; export SCRIPT_PARAMS="$*";CPT_ERR=0</text:span></text:p>
            <text:p text:style-name="P6"><text:span text:style-name="T7"/></text:p>
            <text:p text:style-name="P6"><text:span text:style-name="T5">HOSTS="vmp1 vmp2 vmp3 vmp4"</text:span></text:p>
            <text:p text:style-name="P6"><text:span text:style-name="T5">for host in ${HOSTS}</text:span></text:p>
            <text:p text:style-name="P6"><text:span text:style-name="T5">do</text:span></text:p>
            <text:p text:style-name="P6"><text:span text:style-name="T5"><text:tab/></text:span><text:span text:style-name="T5">ssh root@${host} "rm /tmp/testfile"</text:span></text:p>
            <text:p text:style-name="P6"><text:span text:style-name="T5">done</text:span></text:p>
            <text:p text:style-name="P6"><text:span text:style-name="T5"/></text:p>
            <text:p text:style-name="P6"><text:span text:style-name="T6">[[ $CPT_ERR -eq 0 ]] &amp;&amp; ${execution_status_report_ok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9T14:58:03.083000000</meta:creation-date>
    <dc:date>2016-06-29T15:58:51.913000000</dc:date>
    <meta:editing-duration>PT45M42S</meta:editing-duration>
    <meta:editing-cycles>6</meta:editing-cycles>
    <meta:generator>LibreOffice/5.0.5.2$Windows_x86 LibreOffice_project/55b006a02d247b5f7215fc6ea0fde844b30035b3</meta:generator>
    <meta:document-statistic meta:object-count="37"/>
  </office:meta>
</office:document-meta>
</file>